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7.582cm" table:align="left"/>
    </style:style>
    <style:style style:name="Table1.A" style:family="table-column">
      <style:table-column-properties style:column-width="3.295cm"/>
    </style:style>
    <style:style style:name="Table1.B" style:family="table-column">
      <style:table-column-properties style:column-width="14.288cm"/>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line-height="115%" fo:text-align="justify" style:justify-single-word="false"/>
    </style:style>
    <style:style style:name="P2" style:family="paragraph" style:parent-style-name="Standard">
      <style:paragraph-properties fo:line-height="115%" fo:text-align="center" style:justify-single-word="false"/>
      <style:text-properties fo:font-weight="bold" officeooo:rsid="001dc940" officeooo:paragraph-rsid="001dc940" style:font-weight-asian="bold" style:font-weight-complex="bold"/>
    </style:style>
    <style:style style:name="P3" style:family="paragraph" style:parent-style-name="Standard">
      <style:paragraph-properties fo:line-height="115%" fo:text-align="center" style:justify-single-word="false"/>
      <style:text-properties officeooo:paragraph-rsid="001dc940"/>
    </style:style>
    <style:style style:name="P4" style:family="paragraph" style:parent-style-name="Table_20_Contents">
      <style:paragraph-properties fo:text-align="end" style:justify-single-word="false"/>
      <style:text-properties officeooo:rsid="001dc940" officeooo:paragraph-rsid="001dc940"/>
    </style:style>
    <style:style style:name="P5" style:family="paragraph" style:parent-style-name="Table_20_Contents">
      <style:paragraph-properties fo:text-align="justify" style:justify-single-word="false"/>
      <style:text-properties officeooo:rsid="001dc940" officeooo:paragraph-rsid="001dc940"/>
    </style:style>
    <style:style style:name="P6" style:family="paragraph" style:parent-style-name="Standard">
      <style:paragraph-properties fo:line-height="115%" fo:text-align="justify" style:justify-single-word="false"/>
      <style:text-properties fo:font-weight="bold" officeooo:rsid="001ea030" officeooo:paragraph-rsid="001ea030" style:font-weight-asian="bold" style:font-weight-complex="bold"/>
    </style:style>
    <style:style style:name="P7" style:family="paragraph" style:parent-style-name="Standard">
      <style:paragraph-properties fo:line-height="115%" fo:text-align="justify" style:justify-single-word="false"/>
      <style:text-properties officeooo:rsid="001ea030" officeooo:paragraph-rsid="001ea030"/>
    </style:style>
    <style:style style:name="P8" style:family="paragraph" style:parent-style-name="Standard">
      <style:paragraph-properties fo:line-height="115%" fo:text-align="justify" style:justify-single-word="false"/>
      <style:text-properties fo:font-weight="bold" officeooo:rsid="00201309" officeooo:paragraph-rsid="00201309" style:font-weight-asian="bold" style:font-weight-complex="bold"/>
    </style:style>
    <style:style style:name="P9" style:family="paragraph" style:parent-style-name="Standard" style:list-style-name="L1">
      <style:paragraph-properties fo:line-height="115%" fo:text-align="justify" style:justify-single-word="false"/>
      <style:text-properties officeooo:paragraph-rsid="00201309"/>
    </style:style>
    <style:style style:name="P10" style:family="paragraph" style:parent-style-name="Standard">
      <style:paragraph-properties fo:line-height="115%" fo:text-align="justify" style:justify-single-word="false"/>
      <style:text-properties fo:font-weight="bold" style:font-weight-asian="bold" style:font-weight-complex="bold"/>
    </style:style>
    <style:style style:name="P11" style:family="paragraph" style:parent-style-name="Standard" style:list-style-name="L2">
      <style:paragraph-properties fo:line-height="115%" fo:text-align="justify" style:justify-single-word="false"/>
      <style:text-properties officeooo:paragraph-rsid="00201309"/>
    </style:style>
    <style:style style:name="P12" style:family="paragraph" style:parent-style-name="Standard" style:list-style-name="L3">
      <style:paragraph-properties fo:line-height="115%" fo:text-align="justify" style:justify-single-word="false"/>
      <style:text-properties officeooo:paragraph-rsid="00201309"/>
    </style:style>
    <style:style style:name="P13" style:family="paragraph" style:parent-style-name="Standard">
      <style:paragraph-properties fo:line-height="115%" fo:text-align="justify" style:justify-single-word="false"/>
      <style:text-properties fo:font-weight="normal" officeooo:paragraph-rsid="0021f0ef" style:font-weight-asian="normal" style:font-weight-complex="normal"/>
    </style:style>
    <style:style style:name="P14" style:family="paragraph" style:parent-style-name="Standard">
      <style:paragraph-properties fo:line-height="115%" fo:text-align="justify" style:justify-single-word="false"/>
      <style:text-properties fo:font-weight="bold" officeooo:paragraph-rsid="0021f0ef" style:font-weight-asian="bold" style:font-weight-complex="bold"/>
    </style:style>
    <style:style style:name="P15" style:family="paragraph" style:parent-style-name="Standard">
      <style:paragraph-properties fo:line-height="115%" fo:text-align="justify" style:justify-single-word="false"/>
      <style:text-properties officeooo:paragraph-rsid="0021f0ef"/>
    </style:style>
    <style:style style:name="P16" style:family="paragraph" style:parent-style-name="Standard">
      <style:paragraph-properties fo:line-height="115%" fo:text-align="center" style:justify-single-word="false"/>
      <style:text-properties fo:font-weight="bold" officeooo:paragraph-rsid="0021f0ef" style:font-weight-asian="bold" style:font-weight-complex="bold"/>
    </style:style>
    <style:style style:name="P17" style:family="paragraph" style:parent-style-name="Standard" style:list-style-name="L1">
      <style:paragraph-properties fo:line-height="115%" fo:text-align="justify" style:justify-single-word="false"/>
      <style:text-properties officeooo:paragraph-rsid="0021f0ef"/>
    </style:style>
    <style:style style:name="P18" style:family="paragraph" style:parent-style-name="Standard">
      <style:paragraph-properties fo:line-height="115%" fo:text-align="justify" style:justify-single-word="false"/>
      <style:text-properties fo:font-weight="bold" officeooo:rsid="00201309" officeooo:paragraph-rsid="0021f0ef" style:font-weight-asian="bold" style:font-weight-complex="bold"/>
    </style:style>
    <style:style style:name="P19" style:family="paragraph" style:parent-style-name="Standard" style:list-style-name="L4">
      <style:paragraph-properties fo:line-height="115%" fo:text-align="justify" style:justify-single-word="false"/>
      <style:text-properties officeooo:paragraph-rsid="0021f0ef"/>
    </style:style>
    <style:style style:name="P20" style:family="paragraph" style:parent-style-name="Standard" style:list-style-name="L5">
      <style:paragraph-properties fo:line-height="115%" fo:text-align="justify" style:justify-single-word="false"/>
      <style:text-properties officeooo:paragraph-rsid="0021f0ef"/>
    </style:style>
    <style:style style:name="T1" style:family="text">
      <style:text-properties fo:font-weight="bold" style:font-weight-asian="bold" style:font-weight-complex="bold"/>
    </style:style>
    <style:style style:name="T2" style:family="text">
      <style:text-properties fo:font-weight="bold" officeooo:rsid="0021f0ef" style:font-weight-asian="bold" style:font-weight-complex="bold"/>
    </style:style>
    <style:style style:name="T3" style:family="text">
      <style:text-properties fo:font-weight="bold" officeooo:rsid="00201309" style:font-weight-asian="bold" style:font-weight-complex="bold"/>
    </style:style>
    <style:style style:name="T4" style:family="text">
      <style:text-properties officeooo:rsid="0021f0ef"/>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DESAFÍO</text:p>
      <text:p text:style-name="P3">Seguridad y gestión de SSH en servidores Linux</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able:table table:name="Table1" table:style-name="Table1">
        <table:table-column table:style-name="Table1.A"/>
        <table:table-column table:style-name="Table1.B"/>
        <table:table-row>
          <table:table-cell table:style-name="Table1.A1" office:value-type="string">
            <text:p text:style-name="P4">NOMBRE:</text:p>
          </table:table-cell>
          <table:table-cell table:style-name="Table1.B1" office:value-type="string">
            <text:p text:style-name="P5">GERMÁN A. RIVEROS SEPÚLVEDA</text:p>
          </table:table-cell>
        </table:table-row>
        <table:table-row>
          <table:table-cell table:style-name="Table1.A2" office:value-type="string">
            <text:p text:style-name="P4">GENERACIÓN:</text:p>
          </table:table-cell>
          <table:table-cell table:style-name="Table1.B2" office:value-type="string">
            <text:p text:style-name="P5">G24</text:p>
          </table:table-cell>
        </table:table-row>
        <text:soft-page-break/>
        <table:table-row>
          <table:table-cell table:style-name="Table1.A2" office:value-type="string">
            <text:p text:style-name="P4">JORNADA:</text:p>
          </table:table-cell>
          <table:table-cell table:style-name="Table1.B2" office:value-type="string">
            <text:p text:style-name="P5">VESPERTINA</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DESCRIPCIÓN</text:p>
      <text:p text:style-name="P7"/>
      <text:p text:style-name="P1">En una empresa de desarrollo tecnológico, los servidores Linux juegan un papel clave en la infraestructura, ya que permiten el acceso remoto a ingenieros, administradores de sistemas y equipos de desarrollo. Sin embargo, recientemente, el equipo de seguridad ha detectado múltiples intentos de acceso no autorizado mediante fuerza bruta y credenciales comprometidas. Esto ha generado una alerta crítica en la empresa, ya que una brecha en SSH podría dar acceso a información confidencial, afectar la disponibilidad de los servicios y comprometer la integridad de la empresa.</text:p>
      <text:p text:style-name="P1"/>
      <text:p text:style-name="P1">Como parte del equipo de seguridad informática, se te ha asignado junto a tu equipo de trabajo la tarea de fortalecer la seguridad de SSH en un servidor crítico de producción. Para ello, deberás aplicar configuraciones seguras en el servicio OpenSSH, implementar autenticación mediante claves SSH, definir políticas estrictas de acceso y habilitar herramientas de monitoreo y auditoría que permitan registrar y analizar los eventos SSH en tiempo real.</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8">REQUERIMIENTOS</text:p>
      <text:p text:style-name="P1"/>
      <text:p text:style-name="P1">1. <text:span text:style-name="T1">Configuración segura de OpenSSH Server</text:span></text:p>
      <text:list xml:id="list2174587315" text:style-name="L1">
        <text:list-item>
          <text:p text:style-name="P9">Modificar el archivo de configuración /etc/ssh/sshd_config para implementar:</text:p>
          <text:list>
            <text:list-item>
              <text:p text:style-name="P9">Cambio del puerto por defecto de SSH.</text:p>
            </text:list-item>
            <text:list-item>
              <text:p text:style-name="P9">Deshabilitación del acceso root directo.</text:p>
            </text:list-item>
            <text:list-item>
              <text:p text:style-name="P9">Restricción del acceso solo a usuarios específicos.</text:p>
            </text:list-item>
            <text:list-item>
              <text:p text:style-name="P9">Configuración de autenticación mediante claves SSH.</text:p>
            </text:list-item>
          </text:list>
        </text:list-item>
      </text:list>
      <text:p text:style-name="P10">(4 puntos)</text:p>
      <text:p text:style-name="P1"/>
      <text:p text:style-name="P1">2. <text:span text:style-name="T1">Implementación de autenticación con claves SSH</text:span></text:p>
      <text:list text:style-name="L2">
        <text:list-item>
          <text:p text:style-name="P11">Generar un par de claves SSH y configurar la autenticación sin contraseña.</text:p>
        </text:list-item>
        <text:list-item>
          <text:p text:style-name="P11">Agregar la clave pública al archivo ~/.ssh/authorized_keys del usuario autorizado.</text:p>
        </text:list-item>
      </text:list>
      <text:p text:style-name="P10">(3 puntos)</text:p>
      <text:p text:style-name="P1"/>
      <text:p text:style-name="P1">3. <text:span text:style-name="T1">Monitoreo y auditoría de accesos SSH</text:span></text:p>
      <text:list text:style-name="L3">
        <text:list-item>
          <text:p text:style-name="P12">Configurar el registro de accesos SSH en /var/log/auth.log o /var/log/secure.</text:p>
        </text:list-item>
        <text:list-item>
          <text:p text:style-name="P12">Implementar un script que analice los intentos fallidos de autenticación y los almacene en un archivo de auditoría.</text:p>
        </text:list-item>
      </text:list>
      <text:p text:style-name="P10">(3 puntos)</text:p>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3"><text:span text:style-name="T2"/></text:p>
      <text:p text:style-name="P14"/>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pan text:style-name="T3">REQUERIMIENTOS. </text:span><text:span text:style-name="T2">PRIMERA PARTE</text:span></text:p>
      <text:p text:style-name="P13">Configuración segura de OpenSSH Server.</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4"><text:soft-page-break/></text:p>
      <text:p text:style-name="P16">Configuración segura de OpenSSH Server</text:p>
      <text:p text:style-name="P16"/>
      <text:list text:continue-list="list2174587315" text:style-name="L1">
        <text:list-item>
          <text:p text:style-name="P17">Modificar el archivo de configuración /etc/ssh/sshd_config para implementar:</text:p>
          <text:list>
            <text:list-item>
              <text:p text:style-name="P17">Cambio del puerto por defecto de SSH.</text:p>
            </text:list-item>
            <text:list-item>
              <text:p text:style-name="P17">Deshabilitación del acceso root directo.</text:p>
            </text:list-item>
            <text:list-item>
              <text:p text:style-name="P17">Restricción del acceso solo a usuarios específicos.</text:p>
            </text:list-item>
            <text:list-item>
              <text:p text:style-name="P17">Configuración de autenticación mediante claves SSH.</text:p>
            </text:list-item>
          </text:list>
        </text:list-item>
      </text:list>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8">REQUERIMIENTOS. <text:span text:style-name="T4">SEGUNDA PARTE</text:span></text:p>
      <text:p text:style-name="P15">2. <text:span text:style-name="T1">Implementación de autenticación con claves SSH</text:span></text:p>
      <text:list text:style-name="L4">
        <text:list-item>
          <text:p text:style-name="P19">Generar un par de claves SSH y configurar la autenticación sin contraseña.</text:p>
        </text:list-item>
        <text:list-item>
          <text:p text:style-name="P19">Agregar la clave pública al archivo ~/.ssh/authorized_keys del usuario autorizado.</text:p>
        </text:list-item>
      </text:list>
      <text:p text:style-name="P14">(3 puntos)</text:p>
      <text:p text:style-name="P15"/>
      <text:p text:style-name="P18">REQUERIMIENTOS. <text:span text:style-name="T4">TERCERA PARTE</text:span></text:p>
      <text:p text:style-name="P15">3. <text:span text:style-name="T1">Monitoreo y auditoría de accesos SSH</text:span></text:p>
      <text:list text:style-name="L5">
        <text:list-item>
          <text:p text:style-name="P20">Configurar el registro de accesos SSH en /var/log/auth.log o /var/log/secure.</text:p>
        </text:list-item>
        <text:list-item>
          <text:p text:style-name="P20">Implementar un script que analice los intentos fallidos de autenticación y los almacene en un archivo de auditoría.</text:p>
        </text:list-item>
      </text:list>
      <text:p text:style-name="P14">(3 punto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office:automatic-styles>
  <office:master-styles>
    <style:master-page style:name="Standard" style:page-layout-name="Mpm1">
      <style:footer>
        <text:p text:style-name="MP1"><text:bookmark-start text:name="PageNumWizard_FOOTER_Default Page Style3"/><text:page-number text:select-page="current">8</text:page-number><text:bookmark-end text:name="PageNumWizard_FOOTER_Default Page Style3"/></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18T21:57:48.754184000</meta:creation-date>
    <dc:date>2025-07-18T22:06:10.641884000</dc:date>
    <meta:editing-duration>PT8M21S</meta:editing-duration>
    <meta:editing-cycles>5</meta:editing-cycles>
    <meta:generator>LibreOffice/25.2.1.2$MacOSX_X86_64 LibreOffice_project/d3abf4aee5fd705e4a92bba33a32f40bc4e56f49</meta:generator>
    <meta:document-statistic meta:table-count="1" meta:image-count="0" meta:object-count="0" meta:page-count="8" meta:paragraph-count="46" meta:word-count="423" meta:character-count="2825" meta:non-whitespace-character-count="2466"/>
  </office:meta>
</office:document-meta>
</file>